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77.286cm" fo:min-width="54.6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Arial Black1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1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6.9cm" svg:height="79.3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84.3cm" svg:x2="5cm" svg:y2="69.6cm">
          <text:p/>
        </draw:line>
        <draw:frame draw:style-name="gr3" draw:text-style-name="P3" draw:layer="layout" svg:width="16cm" svg:height="6.5cm" svg:x="6.75cm" svg:y="74.1cm">
          <draw:text-box>
            <text:p><text:span text:style-name="T1">147 cm</text:span></text:p>
          </draw:text-box>
        </draw:frame>
        <draw:frame draw:style-name="gr3" draw:text-style-name="P3" draw:layer="layout" svg:width="16cm" svg:height="6.5cm" svg:x="14.6cm" svg:y="0.25cm">
          <draw:text-box>
            <text:p><text:span text:style-name="T1">316 cm</text:span></text:p>
          </draw:text-box>
        </draw:frame>
        <draw:frame draw:style-name="gr4" draw:text-style-name="P3" draw:layer="layout" svg:width="13.275cm" svg:height="7.821cm" svg:x="63.875cm" svg:y="47.813cm">
          <draw:text-box>
            <text:p><text:span text:style-name="T1">619</text:span></text:p>
            <text:p><text:span text:style-name="T1">cm</text:span></text:p>
          </draw:text-box>
        </draw:frame>
        <draw:line draw:style-name="gr2" draw:text-style-name="P2" draw:layer="layout" svg:x1="61.9cm" svg:y1="22.4cm" svg:x2="61.9cm" svg:y2="5cm">
          <text:p/>
        </draw:line>
        <draw:custom-shape draw:style-name="gr5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6cm" svg:height="7.821cm" svg:x="64cm" svg:y="9.35cm">
          <draw:text-box>
            <text:p><text:span text:style-name="T1">174</text:span></text:p>
            <text:p><text:span text:style-name="T1">cm</text:span></text:p>
          </draw:text-box>
        </draw:frame>
        <draw:frame draw:style-name="gr3" draw:text-style-name="P3" draw:layer="layout" svg:width="16cm" svg:height="6.5cm" svg:x="7cm" svg:y="36.25cm">
          <draw:text-box>
            <text:p><text:span text:style-name="T1">646 cm</text:span></text:p>
          </draw:text-box>
        </draw:frame>
        <draw:frame draw:style-name="gr6" draw:text-style-name="P6" draw:layer="layout" svg:width="32.75cm" svg:height="30.11cm" svg:x="22.75cm" svg:y="30.89cm">
          <draw:text-box>
            <text:p><text:span text:style-name="T3">569 x</text:span></text:p>
            <text:p><text:span text:style-name="T3">793 cm</text:span></text:p>
          </draw:text-box>
        </draw:frame>
        <draw:line draw:style-name="gr2" draw:text-style-name="P2" draw:layer="layout" svg:x1="35.6cm" svg:y1="5cm" svg:x2="60.9cm" svg:y2="5cm">
          <text:p/>
        </draw:line>
        <draw:frame draw:style-name="gr3" draw:text-style-name="P3" draw:layer="layout" svg:width="16cm" svg:height="6.5cm" svg:x="39.6cm" svg:y="0.25cm">
          <draw:text-box>
            <text:p><text:span text:style-name="T1">253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6:30:45.100000000</dc:date>
    <meta:editing-duration>PT1H25M16S</meta:editing-duration>
    <meta:editing-cycles>36</meta:editing-cycles>
    <meta:generator>LibreOffice/7.0.4.2$Windows_X86_64 LibreOffice_project/dcf040e67528d9187c66b2379df5ea4407429775</meta:generator>
    <meta:document-statistic meta:object-count="12"/>
  </office:meta>
</office:document-meta>
</file>